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318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1" fo:font-size="10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.318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1" fo:font-size="10.5pt" fo:letter-spacing="normal" fo:font-style="normal" fo:font-weight="bold" style:font-weight-asian="bold" style:font-weight-complex="bold"/>
    </style:style>
    <style:style style:name="P3" style:family="paragraph" style:parent-style-name="Text_20_body">
      <style:paragraph-properties fo:margin-left="0cm" fo:margin-right="0cm" fo:margin-top="0.318cm" fo:margin-bottom="0cm" fo:text-align="justify" style:justify-single-word="false" fo:orphans="2" fo:widows="2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.318cm" fo:margin-bottom="0cm" fo:text-align="justify" style:justify-single-word="false" fo:orphans="2" fo:widows="2" fo:text-indent="0cm" style:auto-text-indent="false" fo:padding="0cm" fo:border="none"/>
      <style:text-properties style:font-name="Arial" fo:font-size="10.5pt" style:font-size-asian="10.5pt" style:font-size-complex="10.5pt"/>
    </style:style>
    <style:style style:name="P5" style:family="paragraph" style:parent-style-name="Text_20_body">
      <style:paragraph-properties fo:margin-left="0cm" fo:margin-right="0cm" fo:margin-top="0.318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1" fo:font-size="10.5pt" fo:letter-spacing="normal" fo:font-style="normal" fo:font-weight="bold" style:font-size-asian="10.5pt" style:font-weight-asian="bold" style:font-size-complex="10.5pt" style:font-weight-complex="bold"/>
    </style:style>
    <style:style style:name="P6" style:family="paragraph" style:parent-style-name="Text_20_body">
      <style:paragraph-properties fo:margin-left="0cm" fo:margin-right="0cm" fo:margin-top="0.318cm" fo:margin-bottom="0cm" fo:text-align="justify" style:justify-single-word="false" fo:orphans="2" fo:widows="2" fo:text-indent="0cm" style:auto-text-indent="false" fo:padding="0cm" fo:border="none"/>
      <style:text-properties style:font-name="Arial" fo:font-size="10.5pt" style:font-size-asian="10.5pt" style:font-size-complex="10.5pt"/>
    </style:style>
    <style:style style:name="T1" style:family="text">
      <style:text-properties fo:font-variant="normal" fo:text-transform="none" fo:color="#000000" style:font-name="Arial1" fo:letter-spacing="normal" fo:font-style="normal" fo:font-weight="bold" style:font-weight-asian="bold" style:font-weight-complex="bold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000000" fo:letter-spacing="normal" fo:font-weight="normal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 Firmie</text:p>
      <text:p text:style-name="P1">Doskonałe kwalifikacje zawodowe naszego zespołu, znajomość rynku, niezawodność oraz wysokie umiejętności interpersonalne są filarami działalności Agencji Pośrednictwa Winckler Personal. Dzięki uproszczeniu niektórych procedur, jesteśmy w stanie bardzo szybko realizować zlecenia kontrahentów, jednocześnie dbając o wysoką jakość naszych usług.</text:p>
      <text:p text:style-name="P1">Wychodzimy z założenia, że ambitne cele są najlepszą drogą do sukcesu. Mamy nadzieję, że cechująca nas pasja i zaangażowanie zachęcą Państwa do skorzystania z naszych usług!</text:p>
      <text:p text:style-name="P1">Nasze kompetencje w dziedzinie HR obejmują pasję stałego doskonalenia i rozwoju, działania na rzecz zapewnienia jakości oferowanych usług. Będąc firmą zorientowaną na wartości, jesteśmy świadomi swojej społecznej odpowiedzialności.</text:p>
      <text:p text:style-name="P5">Nasza Misja</text:p>
      <text:p text:style-name="P4"><text:span text:style-name="T2">W Winckler Personal jako misję obraliśmy </text:span><text:span text:style-name="T3">kult rzetelności </text:span><text:span text:style-name="T2">i </text:span><text:span text:style-name="T3">użyteczności społecznej</text:span><text:span text:style-name="T2">.</text:span></text:p>
      <text:p text:style-name="P4"><text:span text:style-name="T2">Naszą misją jest również dostarczenie najlepszych personalnych rozwiązań,</text:span> optymalizacja kosztów naszych kontrahentów oraz zwiększanie efektywności i konkurencyjności przedsiębiorstw, z którymi współpracujemy.</text:p>
      <text:p text:style-name="P4">Zgodnie z naszym kredo: <text:span text:style-name="T5">"</text:span><text:span text:style-name="T1">U nas liczą się LUDZIE. Dzięki nim budujemy przyszlość</text:span><text:span text:style-name="T5">" </text:span>najwyższy priorytet stanowi dla nas oparta na zaufaniu i trwała współpraca za naszymi usatysfakcjonowanymi kontrahentami i zadowolonymi kandydatami. 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16M52S</meta:editing-duration>
    <meta:editing-cycles>10</meta:editing-cycles>
    <meta:generator>OpenOffice.org/3.3$Win32 OpenOffice.org_project/330m20$Build-9567</meta:generator>
    <dc:date>2013-09-22T14:49:36.80</dc:date>
    <dc:creator>admin admin</dc:creator>
    <meta:document-statistic meta:table-count="0" meta:image-count="0" meta:object-count="0" meta:page-count="1" meta:paragraph-count="8" meta:word-count="159" meta:character-count="1288"/>
    <meta:user-defined meta:name="Info 1"/>
    <meta:user-defined meta:name="Info 2"/>
    <meta:user-defined meta:name="Info 3"/>
    <meta:user-defined meta:name="Info 4"/>
  </office:meta>
</office:document-meta>
</file>